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17.501cm" style:rel-column-width="65535*"/>
    </style:style>
    <style:style style:name="Table1.1" style:family="table-row">
      <style:table-row-properties style:min-row-height="0.132cm"/>
    </style:style>
    <style:style style:name="Table1.A1" style:family="table-cell">
      <style:table-cell-properties style:vertical-align="middle" fo:padding="0.097cm" fo:border="0.05pt solid #000000"/>
    </style:style>
    <style:style style:name="Table3" style:family="table">
      <style:table-properties style:width="14.764cm" fo:margin-left="0.443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2.858cm"/>
    </style:style>
    <style:style style:name="Table3.C" style:family="table-column">
      <style:table-column-properties style:column-width="5.001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3.62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307cm" table:align="margins"/>
    </style:style>
    <style:style style:name="Table4.A" style:family="table-column">
      <style:table-column-properties style:column-width="10.081cm" style:rel-column-width="38170*"/>
    </style:style>
    <style:style style:name="Table4.B" style:family="table-column">
      <style:table-column-properties style:column-width="7.227cm" style:rel-column-width="2736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013cm" table:align="left"/>
    </style:style>
    <style:style style:name="Table5.A" style:family="table-column">
      <style:table-column-properties style:column-width="5.45cm"/>
    </style:style>
    <style:style style:name="Table5.B" style:family="table-column">
      <style:table-column-properties style:column-width="11.562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039cm" table:align="left"/>
    </style:style>
    <style:style style:name="Table6.A" style:family="table-column">
      <style:table-column-properties style:column-width="5.609cm"/>
    </style:style>
    <style:style style:name="Table6.B" style:family="table-column">
      <style:table-column-properties style:column-width="11.43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39cm" table:align="left"/>
    </style:style>
    <style:style style:name="Table7.A" style:family="table-column">
      <style:table-column-properties style:column-width="5.371cm"/>
    </style:style>
    <style:style style:name="Table7.B" style:family="table-column">
      <style:table-column-properties style:column-width="11.668cm"/>
    </style:style>
    <style:style style:name="Table7.A1" style:family="table-cell">
      <style:table-cell-properties fo:padding="0.097cm" fo:border="none"/>
    </style:style>
    <style:style style:name="Tabla1" style:family="table">
      <style:table-properties style:width="17.307cm" table:align="margins" style:shadow="none"/>
    </style:style>
    <style:style style:name="Tabla1.A" style:family="table-column">
      <style:table-column-properties style:column-width="6.403cm" style:rel-column-width="3630*"/>
    </style:style>
    <style:style style:name="Tabla1.B" style:family="table-column">
      <style:table-column-properties style:column-width="10.904cm" style:rel-column-width="618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0.71cm" table:align="margins" style:shadow="none"/>
    </style:style>
    <style:style style:name="Tabla2.A" style:family="table-column">
      <style:table-column-properties style:column-width="5.355cm" style:rel-column-width="32767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0f243c" officeooo:paragraph-rsid="000f243c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b7583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9661f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194e74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officeooo:paragraph-rsid="001b7583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16220a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text-properties style:font-name="Arial" fo:font-size="12pt" officeooo:paragraph-rsid="001c5897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6220a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7cf07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190558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b6fc3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16220a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Table_20_Contents">
      <style:text-properties style:font-name="Arial" fo:font-size="12pt" style:font-size-asian="12pt" style:font-size-complex="12pt"/>
    </style:style>
    <style:style style:name="P2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2de8eb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2655f5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officeooo:paragraph-rsid="002ac3a3"/>
    </style:style>
    <style:style style:name="P26" style:family="paragraph" style:parent-style-name="Text_20_body">
      <style:text-properties officeooo:paragraph-rsid="0016220a"/>
    </style:style>
    <style:style style:name="P2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27093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27093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270930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Arial1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3c89d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ac3a3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officeooo:rsid="00264c14"/>
    </style:style>
    <style:style style:name="T11" style:family="text">
      <style:text-properties fo:color="#000000" officeooo:rsid="003cc81f"/>
    </style:style>
    <style:style style:name="T12" style:family="text">
      <style:text-properties fo:color="#000000" officeooo:rsid="00215511"/>
    </style:style>
    <style:style style:name="T13" style:family="text">
      <style:text-properties officeooo:rsid="000f955f"/>
    </style:style>
    <style:style style:name="T14" style:family="text">
      <style:text-properties officeooo:rsid="00343910"/>
    </style:style>
    <style:style style:name="T15" style:family="text">
      <style:text-properties officeooo:rsid="00569e53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ext-input text:description="#foreach($i in $listaFacturasImpuestos)">#foreach($i in $listaFacturasImpuestos)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office:value-type="string">
                  <text:p text:style-name="P30"><draw:frame text:anchor-type="char" draw:z-index="0" draw:name="Picture 41" draw:style-name="gr1" draw:text-style-name="P31" svg:width="5.407cm" svg:height="3.527cm" svg:x="0.067cm" svg:y="0.072cm"><draw:image xlink:href="Pictures/20000009000047A1000049482F0CE9AD30EA6E9A.wmf" xlink:type="simple" xlink:show="embed" xlink:actuate="onLoad"><text:p/></draw:image></draw:frame></text:p>
                </table:table-cell>
                <table:table-cell table:style-name="Tabla1.A1" office:value-type="string">
                  <table:table table:name="Tabla2" table:style-name="Tabla2">
                    <table:table-column table:style-name="Tabla2.A" table:number-columns-repeated="2"/>
                    <table:table-row>
                      <table:table-cell table:style-name="Tabla2.A1" office:value-type="string">
                        <text:p text:style-name="P27"/>
                      </table:table-cell>
                      <table:table-cell table:style-name="Tabla2.A1" office:value-type="string">
                        <text:p text:style-name="P28"/>
                      </table:table-cell>
                    </table:table-row>
                    <table:table-row>
                      <table:table-cell table:style-name="Tabla2.A1" office:value-type="string">
                        <text:p text:style-name="P27">Comprobante Nº:</text:p>
                      </table:table-cell>
                      <table:table-cell table:style-name="Tabla2.A1" office:value-type="string">
                        <text:p text:style-name="P28"><text:text-input text:description="$i.nombre">$i.nombre</text:text-input></text:p>
                      </table:table-cell>
                    </table:table-row>
                    <table:table-row>
                      <table:table-cell table:style-name="Tabla2.A1" office:value-type="string">
                        <text:p text:style-name="P27">Fecha de Retención:</text:p>
                      </table:table-cell>
                      <table:table-cell table:style-name="Tabla2.A1" office:value-type="string">
                        <text:p text:style-name="P29"><text:text-input text:description="$date.formatDate($i.factura.ordenPago.fecha,&quot;dd/MM/yyyy&quot;)">$date.formatDate($i.factura.ordenPago.fecha,"dd/MM/yyyy")</text:text-input></text:p>
                      </table:table-cell>
                    </table:table-row>
                  </table:table>
                  <text:p text:style-name="P30"/>
                </table:table-cell>
              </table:table-row>
            </table:table>
            <text:p text:style-name="P3"/>
            <text:p text:style-name="P6"><text:tab/><text:tab/><text:tab/><text:tab/></text:p>
            <text:p text:style-name="P10">Retención de Ingresos Brutos</text:p>
            <text:p text:style-name="P10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6">Expte:</text:p>
                </table:table-cell>
                <table:table-cell table:style-name="Table3.A1" office:value-type="string">
                  <text:p text:style-name="P16"><text:text-input text:description="$expediente$i.factura.expediente.getExpedienteEjercicio()">$i.factura.expediente.getExpedienteEjercicio()</text:text-input></text:p>
                </table:table-cell>
                <table:table-cell table:style-name="Table3.A1" office:value-type="string">
                  <text:p text:style-name="P6"/>
                </table:table-cell>
                <table:table-cell table:style-name="Table3.A1" office:value-type="string">
                  <text:p text:style-name="P6">OPN°</text:p>
                </table:table-cell>
                <table:table-cell table:style-name="Table3.A1" office:value-type="string">
                  <text:p text:style-name="P17"><text:text-input text:description="$i.factura.ordenPago.numero">$i.factura.ordenPago.numero</text:text-input></text:p>
                </table:table-cell>
              </table:table-row>
            </table:table>
            <text:p text:style-name="P8"/>
            <text:p text:style-name="P11"><text:span text:style-name="T3"><text:s/></text:span>Agente de Retención</text:p>
            <text:p text:style-name="P8"/>
            <text:p text:style-name="P9"><text:s/><text:span text:style-name="T4">Denominación: <text:tab/>PARQUE DE LA SALUD DE LA PROVINCIA DE MISIONES DR. RAMON MADARIAGA LEY XVII Nº 70</text:span></text:p>
            <text:p text:style-name="P21"/>
            <text:p text:style-name="P9"><text:s/>Domicilio: <text:span text:style-name="T4">Av. Marconi 3736</text:span></text:p>
            <text:p text:style-name="P21"/>
            <text:p text:style-name="P7"><text:s/>CUIT: <text:span text:style-name="T4">30-71222430-0</text:span></text:p>
            <text:p text:style-name="P6"/>
            <text:p text:style-name="P12"><text:span text:style-name="T3"><text:s/>Proveedor: </text:span><text:span text:style-name="T5"><text:text-input text:description="$i.factura.proveedor.nombre">$i.factura.proveedor.nombre</text:text-input></text:span></text:p>
            <text:p text:style-name="P2"/>
            <text:p text:style-name="P4"><text:span text:style-name="T2"><text:s/>Domicilio: <text:s/></text:span><text:span text:style-name="T6"><text:text-input text:description="$i.factura.proveedor.getFirstDireccion()">$i.factura.proveedor.getFirstDireccion()</text:text-input></text:span></text:p>
            <text:p text:style-name="P20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4"><text:span text:style-name="T1">CUIT: N°: <text:s/></text:span><text:span text:style-name="T7"><text:text-input text:description="$i.factura.proveedor.cuit">$i.factura.proveedor.cuit</text:text-input></text:span></text:p>
                </table:table-cell>
                <table:table-cell table:style-name="Table4.A1" office:value-type="string">
                  <text:p text:style-name="P21">IBCM:</text:p>
                </table:table-cell>
              </table:table-row>
            </table:table>
            <text:p text:style-name="P20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5">Monto de la Operación:</text:p>
                </table:table-cell>
                <table:table-cell table:style-name="Table5.A1" office:value-type="string">
                  <text:p text:style-name="P25"><text:span text:style-name="T8"><text:text-input text:description="$utils.moneda($i.factura.getBase())">$utils.moneda($i.factura.getBase())</text:text-input></text:span><text:span text:style-name="T8"> </text:span><text:span text:style-name="T9">(</text:span><text:span text:style-name="T9"><text:text-input text:description="$letra.convertNumberToLetterBigDecimal($i.factura.getBase())">$letra.convertNumberToLetterBigDecimal($i.factura.getBase())</text:text-input></text:span><text:span text:style-name="T9">)</text:span></text:p>
                </table:table-cell>
              </table:table-row>
            </table:table>
            <text:p text:style-name="P20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">Monto Sujeto a Retención: <text:s/></text:p>
                </table:table-cell>
                <table:table-cell table:style-name="Table6.A1" office:value-type="string">
                  <text:p text:style-name="P23"><text:span text:style-name="T10"><text:text-input text:description="#if($i.getBaseMoneda()  != &quot;&quot;)">#if($i.getBaseMoneda()  != "")</text:text-input></text:span><text:text-input text:description="$i.getBaseMoneda()">$i.getBaseMoneda()</text:text-input> <text:span text:style-name="T11">(</text:span><text:span text:style-name="T11"><text:text-input text:description="$letra.convertNumberToLetterBigDecimal($i.getBaseMoneda())">$letra.convertNumberToLetterBigDecimal($i.getBaseMoneda())</text:text-input></text:span><text:span text:style-name="T11">)</text:span><text:span text:style-name="T11"><text:text-input text:description="#end">#end</text:text-input></text:span><text:span text:style-name="T12"><text:text-input text:description="#if($i.getBaseMoneda()  == &quot;&quot;)">#if($i.getBaseMoneda()  == "")</text:text-input></text:span><text:span text:style-name="T12"><text:text-input text:description="$utils.moneda($i.getBaseRetencionIIBB370())">$utils.moneda($i.getBaseRetencionIIBB370())</text:text-input></text:span><text:span text:style-name="T14"> (</text:span><text:span text:style-name="T14"><text:text-input text:description="$letra.convertNumberToLetterBigDecimal($i.getBaseRetencionIIBB370())">$letra.convertNumberToLetterBigDecimal($i.getBaseRetencionIIBB370())</text:text-input></text:span><text:span text:style-name="T14">)</text:span><text:span text:style-name="T11"><text:text-input text:description="#end">#end</text:text-input></text:span></text:p>
                </table:table-cell>
              </table:table-row>
            </table:table>
            <text:p text:style-name="P20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5">Importe Retenido: </text:p>
                </table:table-cell>
                <table:table-cell table:style-name="Table7.A1" office:value-type="string">
                  <text:p text:style-name="P18"><text:span text:style-name="T13"><text:text-input text:description="$i.getMontoMoneda()">$i.getMontoMoneda()</text:text-input></text:span><text:span text:style-name="T13"> (</text:span><text:span text:style-name="T13"><text:text-input text:description="$i.getMontoLetra()">$i.getMontoLetra()</text:text-input></text:span><text:span text:style-name="T13">)</text:span></text:p>
                </table:table-cell>
              </table:table-row>
            </table:table>
            <text:p text:style-name="P22"/>
            <text:p text:style-name="P22"/>
            <text:p text:style-name="P22"/>
            <text:p text:style-name="P22"><text:s text:c="64"/>…...................................</text:p>
            <text:p text:style-name="P24"><text:s text:c="66"/><text:span text:style-name="T15">DEPTO. TESORERIA</text:span></text:p>
            <text:p text:style-name="P22"><text:soft-page-break/></text:p>
            <text:p text:style-name="P22"/>
          </table:table-cell>
        </table:table-row>
      </table:table>
      <text:p text:style-name="P13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9cm" fo:margin-bottom="1.43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20-11-25T08:58:50.707062589</dc:date>
    <meta:editing-duration>PT6H42M18S</meta:editing-duration>
    <meta:editing-cycles>71</meta:editing-cycles>
    <meta:generator>LibreOffice/5.1.6.2$Linux_X86_64 LibreOffice_project/10m0$Build-2</meta:generator>
    <meta:document-statistic meta:table-count="8" meta:image-count="0" meta:object-count="0" meta:page-count="2" meta:paragraph-count="28" meta:word-count="132" meta:character-count="1246" meta:non-whitespace-character-count="1048"/>
  </office:meta>
</office:document-meta>
</file>